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48cm" fo:min-width="6.1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0.535cm"/>
    </style:style>
    <style:style style:name="gr4" style:family="graphic" style:parent-style-name="standard">
      <style:graphic-properties draw:textarea-horizontal-align="justify" draw:textarea-vertical-align="middle" draw:auto-grow-height="false" fo:min-height="1.848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4.196cm" fo:min-width="5.70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87cm" fo:min-width="3.81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7.344cm" fo:min-width="5.704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3.178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5.6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18" style:family="graphic" style:parent-style-name="standard">
      <style:graphic-properties draw:textarea-horizontal-align="justify" draw:textarea-vertical-align="middle" draw:auto-grow-height="false" fo:min-height="4.25cm" fo:min-width="21.4cm"/>
    </style:style>
    <style:style style:name="gr19" style:family="graphic" style:parent-style-name="standard">
      <style:graphic-properties draw:textarea-horizontal-align="justify" draw:textarea-vertical-align="middle" draw:auto-grow-height="false" fo:min-height="4.05cm" fo:min-width="21.4cm"/>
    </style:style>
    <style:style style:name="gr20" style:family="graphic" style:parent-style-name="standard">
      <style:graphic-properties draw:textarea-horizontal-align="justify" draw:textarea-vertical-align="middle" draw:auto-grow-height="false" fo:min-height="2.95cm" fo:min-width="22.7cm"/>
    </style:style>
    <style:style style:name="gr21" style:family="graphic" style:parent-style-name="standard">
      <style:graphic-properties draw:textarea-horizontal-align="justify" draw:textarea-vertical-align="middle" draw:auto-grow-height="false" fo:min-height="2.55cm" fo:min-width="55.2cm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2.7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2.8cm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3.2cm"/>
    </style:style>
    <style:style style:name="gr26" style:family="graphic" style:parent-style-name="standard">
      <style:graphic-properties draw:textarea-horizontal-align="justify" draw:textarea-vertical-align="middle" draw:auto-grow-height="false" fo:min-height="4.05cm" fo:min-width="18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40pt" style:font-size-asian="18pt" style:font-size-complex="18pt"/>
    </style:style>
    <style:style style:name="T1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8" draw:id="id8" draw:layer="layout" svg:width="6.6cm" svg:height="2.898cm" svg:x="15.9cm" svg:y="5.7cm">
          <text:p text:style-name="P1">Инициализация, </text:p>
          <text:p text:style-name="P1">Получение данных</text:p>
          <text:p text:style-name="P1">О железе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2cm" svg:height="1.5cm" svg:x="17.1cm" svg:y="2.6cm">
          <text:p text:style-name="P1">Старт игры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035cm" svg:height="1.4cm" svg:x="16.465cm" svg:y="15.268cm">
          <text:p text:style-name="P1">Отображение меню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.8cm" svg:height="2.098cm" svg:x="16.3cm" svg:y="11.4cm">
          <text:p text:style-name="P1">Инициализация</text:p>
          <text:p text:style-name="P1">Игровых данных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8cm" svg:height="3cm" svg:x="16.555cm" svg:y="22.798cm">
          <text:p text:style-name="P1">Загрузка </text:p>
          <text:p text:style-name="P1">конфигурации</text:p>
          <text:p text:style-name="P1"><text:s/>уровня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cm" svg:height="4.8cm" svg:x="27.79cm" svg:y="21.7cm">
          <text:p text:style-name="P1">Создание игрового</text:p>
          <text:p text:style-name="P1"><text:s/>Мира</text:p>
          <text:p text:style-name="P1">Создание атрибутов</text:p>
          <text:p text:style-name="P1">уровня</text:p>
          <text:p text:style-name="P1">Создание юнитов</text:p>
          <text:p text:style-name="P1"/>
          <draw:enhanced-geometry svg:viewBox="0 0 21600 21600" draw:text-areas="800 800 20800 20800" draw:type="round-rectangular-callout" draw:modifiers="-18102.6115505149 13231.7433867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1" draw:id="id1" draw:layer="layout" svg:width="6.1cm" svg:height="2.998cm" svg:x="16.4cm" svg:y="26.7cm">
          <text:p text:style-name="P1">Игровой цикл</text:p>
          <text:p text:style-name="P1">Начало</text:p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xml:id="id2" draw:id="id2" draw:layer="layout" svg:x1="19.45cm" svg:y1="29.698cm" svg:x2="13.4cm" svg:y2="22.207cm" draw:start-shape="id1" draw:start-glue-point="8" svg:d="M19450 29698v502h-6050v-7993" svg:viewBox="0 0 6051 7994">
          <text:p/>
        </draw:connector>
        <draw:connector draw:style-name="gr9" draw:text-style-name="P2" draw:layer="layout" draw:type="lines" draw:line-skew="-1.208cm" svg:x1="13.4cm" svg:y1="22.207cm" svg:x2="16.465cm" svg:y2="15.968cm" draw:start-shape="id2" draw:start-glue-point="3" draw:end-shape="id3" svg:d="M13400 22207v-1709l2563-4530h502" svg:viewBox="0 0 3066 6240">
          <text:p/>
        </draw:connector>
        <draw:custom-shape draw:style-name="gr10" draw:text-style-name="P1" draw:layer="layout" svg:width="6.7cm" svg:height="8.2cm" svg:x="27.7cm" svg:y="5.5cm">
          <text:p text:style-name="P3">Загрузка файлов в</text:p>
          <text:p text:style-name="P3">память</text:p>
          <text:p text:style-name="P3">Создание сцены</text:p>
          <text:p text:style-name="P3">Создание игровых </text:p>
          <text:p text:style-name="P1">Объектов</text:p>
          <text:p text:style-name="P1">Проведение </text:p>
          <text:p text:style-name="P1">Математических</text:p>
          <text:p text:style-name="P1">Рассщетов</text:p>
          <text:p text:style-name="P1"/>
          <draw:enhanced-geometry svg:viewBox="0 0 21600 21600" draw:text-areas="800 800 20800 20800" draw:type="round-rectangular-callout" draw:modifiers="-18102.6115505149 16701.0852335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xml:id="id4" draw:id="id4" draw:layer="layout" svg:width="8.6cm" svg:height="2.6cm" svg:x="19.4cm" svg:y="17.5cm">
          <text:p text:style-name="P1">Играть или</text:p>
          <text:p text:style-name="P1">Выйт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6" draw:id="id6" draw:layer="layout" svg:width="5.2cm" svg:height="1.4cm" svg:x="30.3cm" svg:y="18.1cm">
          <text:p text:style-name="P1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5cm" svg:y1="16.7cm" svg:x2="23.5cm" svg:y2="17.6cm">
          <text:p/>
        </draw:line>
        <draw:connector draw:style-name="gr9" draw:text-style-name="P2" draw:layer="layout" draw:type="line" svg:x1="19.4cm" svg:y1="18.8cm" svg:x2="19.455cm" svg:y2="22.798cm" draw:start-shape="id4" draw:start-glue-point="5" draw:end-shape="id5" draw:end-glue-point="0" svg:d="M19400 18800l55 3998" svg:viewBox="0 0 56 3999">
          <text:p/>
        </draw:connector>
        <draw:connector draw:style-name="gr9" draw:text-style-name="P2" draw:layer="layout" draw:type="line" svg:x1="28cm" svg:y1="18.8cm" svg:x2="30.3cm" svg:y2="18.8cm" draw:start-shape="id4" draw:start-glue-point="7" draw:end-shape="id6" draw:end-glue-point="6" svg:d="M28000 18800h2300" svg:viewBox="0 0 2301 1">
          <text:p/>
        </draw:connector>
        <draw:connector draw:style-name="gr9" draw:text-style-name="P2" draw:layer="layout" draw:type="line" svg:x1="19.455cm" svg:y1="25.798cm" svg:x2="19.45cm" svg:y2="26.7cm" draw:start-shape="id5" draw:start-glue-point="2" draw:end-shape="id1" draw:end-glue-point="4" svg:d="M19455 25798l-5 902" svg:viewBox="0 0 6 903">
          <text:p/>
        </draw:connector>
        <draw:connector draw:style-name="gr9" draw:text-style-name="P2" draw:layer="layout" svg:x1="19.2cm" svg:y1="13.498cm" svg:x2="21.982cm" svg:y2="15.268cm" draw:start-shape="id7" draw:start-glue-point="2" draw:end-shape="id3" draw:end-glue-point="0" svg:d="M19200 13498v885h2782v885" svg:viewBox="0 0 2783 1771">
          <text:p/>
        </draw:connector>
        <draw:connector draw:style-name="gr9" draw:text-style-name="P2" draw:layer="layout" draw:type="line" svg:x1="19.2cm" svg:y1="8.598cm" svg:x2="19.2cm" svg:y2="11.4cm" draw:start-shape="id8" draw:start-glue-point="2" draw:end-shape="id7" draw:end-glue-point="0" svg:d="M19200 8598v2802" svg:viewBox="0 0 1 2803">
          <text:p/>
        </draw:connector>
        <draw:connector draw:style-name="gr9" draw:text-style-name="P2" draw:layer="layout" draw:type="line" svg:x1="19.2cm" svg:y1="4.1cm" svg:x2="19.2cm" svg:y2="5.7cm" draw:start-shape="id9" draw:start-glue-point="2" draw:end-shape="id8" draw:end-glue-point="0" svg:d="M19200 4100v1600" svg:viewBox="0 0 1 1601">
          <text:p/>
        </draw:connector>
      </draw:page>
      <draw:page draw:name="page2" draw:style-name="dp1" draw:master-page-name="Обычный">
        <draw:custom-shape draw:style-name="gr13" draw:text-style-name="P1" xml:id="id14" draw:id="id14" draw:layer="layout" svg:width="3cm" svg:height="1.5cm" svg:x="1.1cm" svg:y="1.7cm">
          <text:p text:style-name="P1">TheUI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3cm" svg:height="1.5cm" svg:x="6.5cm" svg:y="5.6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0" draw:id="id10" draw:layer="layout" svg:width="3.5cm" svg:height="1.5cm" svg:x="11.445cm" svg:y="5.624cm">
          <text:p text:style-name="P1">GameView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1.445cm" svg:y1="6.374cm" svg:x2="9.5cm" svg:y2="6.35cm" draw:start-shape="id10" draw:start-glue-point="3" draw:end-shape="id11" draw:end-glue-point="1" svg:d="M11445 6374l-1945-24" svg:viewBox="0 0 1946 25">
          <text:p/>
        </draw:connector>
        <draw:custom-shape draw:style-name="gr15" draw:text-style-name="P1" xml:id="id13" draw:id="id13" draw:layer="layout" svg:width="6.1cm" svg:height="1.5cm" svg:x="16.7cm" svg:y="10.2cm">
          <text:p text:style-name="P1">GameConfigura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3.5cm" svg:height="1.5cm" svg:x="16.7cm" svg:y="12.8cm">
          <text:p text:style-name="P1">sce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13.55cm" svg:x2="14.945cm" svg:y2="6.374cm" draw:start-shape="id12" draw:start-glue-point="3" draw:end-shape="id10" draw:end-glue-point="1" svg:d="M16700 13550h-877v-7176h-878" svg:viewBox="0 0 1756 7177">
          <text:p/>
        </draw:connector>
        <draw:connector draw:style-name="gr9" draw:text-style-name="P2" draw:layer="layout" svg:x1="16.7cm" svg:y1="10.95cm" svg:x2="14.945cm" svg:y2="6.374cm" draw:start-shape="id13" draw:start-glue-point="3" draw:end-shape="id10" draw:end-glue-point="1" svg:d="M16700 10950h-877v-4576h-878" svg:viewBox="0 0 1756 4577">
          <text:p/>
        </draw:connector>
        <draw:connector draw:style-name="gr9" draw:text-style-name="P2" draw:layer="layout" svg:x1="6.5cm" svg:y1="6.35cm" svg:x2="4.1cm" svg:y2="2.45cm" draw:start-shape="id11" draw:start-glue-point="3" draw:end-shape="id14" draw:end-glue-point="1" svg:d="M6500 6350h-1200v-3900h-1200" svg:viewBox="0 0 2401 3901">
          <text:p/>
        </draw:connector>
        <draw:custom-shape draw:style-name="gr13" draw:text-style-name="P1" xml:id="id15" draw:id="id15" draw:layer="layout" svg:width="3cm" svg:height="1.5cm" svg:x="6.5cm" svg:y="16.4cm">
          <text:p text:style-name="P1">level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5cm" svg:y1="17.15cm" svg:x2="4.1cm" svg:y2="2.45cm" draw:start-shape="id15" draw:start-glue-point="3" draw:end-shape="id14" draw:end-glue-point="1" svg:d="M6500 17150h-1200v-14700h-1200" svg:viewBox="0 0 2401 14701">
          <text:p/>
        </draw:connector>
        <draw:custom-shape draw:style-name="gr13" draw:text-style-name="P1" xml:id="id16" draw:id="id16" draw:layer="layout" svg:width="3cm" svg:height="1.5cm" svg:x="10.9cm" svg:y="16.4cm">
          <text:p text:style-name="P1">level_*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9cm" svg:y1="17.15cm" svg:x2="9.5cm" svg:y2="17.15cm" draw:start-shape="id16" draw:start-glue-point="3" draw:end-shape="id15" draw:end-glue-point="1" svg:d="M10900 17150h-1400" svg:viewBox="0 0 1401 1">
          <text:p/>
        </draw:connector>
        <draw:custom-shape draw:style-name="gr16" draw:text-style-name="P1" xml:id="id17" draw:id="id17" draw:layer="layout" svg:width="4.1cm" svg:height="1.5cm" svg:x="15.7cm" svg:y="18.1cm">
          <text:p text:style-name="P1">GameWorld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18.85cm" svg:x2="13.9cm" svg:y2="17.15cm" draw:start-shape="id17" draw:start-glue-point="3" draw:end-shape="id16" draw:end-glue-point="1" svg:d="M15700 18850h-900v-1700h-900" svg:viewBox="0 0 1801 1701">
          <text:p/>
        </draw:connector>
        <draw:custom-shape draw:style-name="gr16" draw:text-style-name="P1" xml:id="id18" draw:id="id18" draw:layer="layout" svg:width="4.1cm" svg:height="1.5cm" svg:x="15.7cm" svg:y="20.6cm">
          <text:p text:style-name="P1">Uni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1.35cm" svg:x2="13.9cm" svg:y2="17.15cm" draw:start-shape="id18" draw:start-glue-point="3" draw:end-shape="id16" draw:end-glue-point="1" svg:d="M15700 21350h-900v-4200h-900" svg:viewBox="0 0 1801 4201">
          <text:p/>
        </draw:connector>
        <draw:custom-shape draw:style-name="gr16" draw:text-style-name="P1" xml:id="id19" draw:id="id19" draw:layer="layout" svg:width="4.1cm" svg:height="1.5cm" svg:x="15.7cm" svg:y="23.3cm">
          <text:p text:style-name="P1">MiddleLay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4.05cm" svg:x2="13.9cm" svg:y2="17.15cm" draw:start-shape="id19" draw:start-glue-point="3" draw:end-shape="id16" draw:end-glue-point="1" svg:d="M15700 24050h-900v-6900h-900" svg:viewBox="0 0 1801 6901">
          <text:p/>
        </draw:connector>
        <draw:custom-shape draw:style-name="gr16" draw:text-style-name="P1" xml:id="id20" draw:id="id20" draw:layer="layout" svg:width="4.1cm" svg:height="1.5cm" svg:x="21.4cm" svg:y="25cm">
          <text:p text:style-name="P1">HealB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4cm" svg:y1="25.75cm" svg:x2="19.8cm" svg:y2="24.05cm" draw:start-shape="id20" draw:start-glue-point="3" draw:end-shape="id19" draw:end-glue-point="1" svg:d="M21400 25750h-800v-1700h-800" svg:viewBox="0 0 1601 1701">
          <text:p/>
        </draw:connector>
        <draw:custom-shape draw:style-name="gr16" draw:text-style-name="P1" xml:id="id21" draw:id="id21" draw:layer="layout" svg:width="4.1cm" svg:height="1.5cm" svg:x="21.4cm" svg:y="27.6cm">
          <text:p text:style-name="P1">HealTex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4cm" svg:y1="28.35cm" svg:x2="19.8cm" svg:y2="24.05cm" draw:start-shape="id21" draw:start-glue-point="3" draw:end-shape="id19" draw:end-glue-point="1" svg:d="M21400 28350h-800v-4300h-800" svg:viewBox="0 0 1601 4301">
          <text:p/>
        </draw:connector>
        <draw:custom-shape draw:style-name="gr16" draw:text-style-name="P1" xml:id="id22" draw:id="id22" draw:layer="layout" svg:width="4.1cm" svg:height="1.5cm" svg:x="21.3cm" svg:y="20.6cm">
          <text:p text:style-name="P1">Un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1.3cm" svg:y1="21.35cm" svg:x2="19.8cm" svg:y2="21.35cm" draw:start-shape="id22" draw:start-glue-point="3" draw:end-shape="id18" draw:end-glue-point="1" svg:d="M21300 21350h-1500" svg:viewBox="0 0 1501 1">
          <text:p/>
        </draw:connector>
        <draw:custom-shape draw:style-name="gr17" draw:text-style-name="P1" xml:id="id24" draw:id="id24" draw:layer="layout" svg:width="3.9cm" svg:height="1.5cm" svg:x="6.5cm" svg:y="30.3cm">
          <text:p text:style-name="P1">MenuPag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3cm" svg:height="1.5cm" svg:x="12cm" svg:y="30.3cm"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2cm" svg:y1="31.05cm" svg:x2="10.4cm" svg:y2="31.05cm" draw:start-shape="id23" draw:start-glue-point="3" draw:end-shape="id24" draw:end-glue-point="1" svg:d="M12000 31050h-1600" svg:viewBox="0 0 1601 1">
          <text:p/>
        </draw:connector>
        <draw:custom-shape draw:style-name="gr16" draw:text-style-name="P1" xml:id="id25" draw:id="id25" draw:layer="layout" svg:width="4.1cm" svg:height="1.5cm" svg:x="16.1cm" svg:y="32cm">
          <text:p text:style-name="P1">GameWidge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2.75cm" svg:x2="15cm" svg:y2="31.05cm" draw:start-shape="id25" draw:start-glue-point="3" draw:end-shape="id23" draw:end-glue-point="1" svg:d="M16100 32750h-550v-1700h-550" svg:viewBox="0 0 1101 1701">
          <text:p/>
        </draw:connector>
        <draw:custom-shape draw:style-name="gr16" draw:text-style-name="P1" xml:id="id26" draw:id="id26" draw:layer="layout" svg:width="4.1cm" svg:height="1.5cm" svg:x="16.1cm" svg:y="34.5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5.25cm" svg:x2="15cm" svg:y2="31.05cm" draw:start-shape="id26" draw:start-glue-point="3" draw:end-shape="id23" draw:end-glue-point="1" svg:d="M16100 35250h-550v-4200h-550" svg:viewBox="0 0 1101 4201">
          <text:p/>
        </draw:connector>
        <draw:connector draw:style-name="gr9" draw:text-style-name="P2" draw:layer="layout" svg:x1="6.5cm" svg:y1="31.05cm" svg:x2="4.1cm" svg:y2="2.45cm" draw:start-shape="id24" draw:start-glue-point="3" draw:end-shape="id14" draw:end-glue-point="1" svg:d="M6500 31050h-1200v-28600h-1200" svg:viewBox="0 0 2401 28601">
          <text:p/>
        </draw:connector>
        <draw:custom-shape draw:style-name="gr15" draw:text-style-name="P1" xml:id="id27" draw:id="id27" draw:layer="layout" svg:width="6.1cm" svg:height="1.5cm" svg:x="16.7cm" svg:y="7.8cm">
          <text:p text:style-name="P1">GameControll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8.55cm" svg:x2="14.945cm" svg:y2="6.374cm" draw:start-shape="id27" draw:start-glue-point="3" draw:end-shape="id10" draw:end-glue-point="1" svg:d="M16700 8550h-877v-2176h-878" svg:viewBox="0 0 1756 2177">
          <text:p/>
        </draw:connector>
        <draw:custom-shape draw:style-name="gr18" draw:text-style-name="P1" draw:layer="layout" svg:width="21.9cm" svg:height="4.5cm" svg:x="24.7cm" svg:y="6.9cm">
          <text:p text:style-name="P1">GameView и его дочерние элементы создаются один раз в начале игры.</text:p>
          <text:p text:style-name="P1">Далее используются до завершения игры.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1.9cm" svg:height="4.3cm" svg:x="27.6cm" svg:y="18cm">
          <text:p text:style-name="P1">Levels создается один раз в начале игры.</text:p>
          <text:p text:style-name="P1">Каждый объект level_* <text:s/>создается по мере необходимости.</text:p>
          <text:p text:style-name="P1">Каждый объект level_* уничтожается по завершению уровня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3.2cm" svg:height="3.2cm" svg:x="23cm" svg:y="30.7cm">
          <text:p text:style-name="P1">MenuPages и его дочерние элементы создается один раз в начале игры.</text:p>
          <text:p text:style-name="P1">Обновление данных на страницах должно происходить через модель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21" draw:text-style-name="P4" draw:layer="layout" svg:width="55.7cm" svg:height="2.8cm" svg:x="1.8cm" svg:y="0.4cm">
          <text:p text:style-name="P1"><text:span text:style-name="T1">New Configu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46" draw:id="id46" draw:layer="layout" svg:width="3cm" svg:height="1.5cm" svg:x="2cm" svg:y="4.2cm">
          <text:p text:style-name="P1">TheUI</text:p>
          <draw:enhanced-geometry svg:viewBox="0 0 21600 21600" draw:type="rectangle" draw:enhanced-path="M 0 0 L 21600 0 21600 21600 0 21600 0 0 Z N"/>
        </draw:custom-shape>
        <draw:custom-shape draw:style-name="gr13" draw:text-style-name="P1" xml:id="id45" draw:id="id45" draw:layer="layout" svg:width="3cm" svg:height="1.5cm" svg:x="6.4cm" svg:y="4.1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22" draw:text-style-name="P1" xml:id="id29" draw:id="id29" draw:layer="layout" svg:width="5cm" svg:height="1.5cm" svg:x="15.4cm" svg:y="4.1cm">
          <text:p text:style-name="P1">GameRootnode</text:p>
          <draw:enhanced-geometry svg:viewBox="0 0 21600 21600" draw:type="rectangle" draw:enhanced-path="M 0 0 L 21600 0 21600 21600 0 21600 0 0 Z N"/>
        </draw:custom-shape>
        <draw:custom-shape draw:style-name="gr15" draw:text-style-name="P1" xml:id="id30" draw:id="id30" draw:layer="layout" svg:width="6.1cm" svg:height="1.5cm" svg:x="23.9cm" svg:y="8.6cm">
          <text:p text:style-name="P1">GameConfigura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28" draw:id="id28" draw:layer="layout" svg:width="3.5cm" svg:height="1.5cm" svg:x="23.7cm" svg:y="11.2cm">
          <text:p text:style-name="P1">sce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11.95cm" svg:x2="20.4cm" svg:y2="4.85cm" draw:start-shape="id28" draw:start-glue-point="3" draw:end-shape="id29" draw:end-glue-point="1" svg:d="M23700 11950h-1650v-7100h-1650" svg:viewBox="0 0 3301 7101">
          <text:p/>
        </draw:connector>
        <draw:connector draw:style-name="gr9" draw:text-style-name="P2" draw:layer="layout" draw:line-skew="-0.1cm" svg:x1="23.9cm" svg:y1="9.35cm" svg:x2="20.4cm" svg:y2="4.85cm" draw:start-shape="id30" draw:start-glue-point="3" draw:end-shape="id29" draw:end-glue-point="1" svg:d="M23900 9350h-1850v-4500h-1650" svg:viewBox="0 0 3501 4501">
          <text:p/>
        </draw:connector>
        <draw:custom-shape draw:style-name="gr13" draw:text-style-name="P1" xml:id="id31" draw:id="id31" draw:layer="layout" svg:width="3cm" svg:height="1.5cm" svg:x="23.7cm" svg:y="14.75cm">
          <text:p text:style-name="P1">level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15.5cm" svg:x2="20.4cm" svg:y2="4.85cm" draw:start-shape="id31" draw:start-glue-point="3" draw:end-shape="id29" draw:end-glue-point="1" svg:d="M23700 15500h-1650v-10650h-1650" svg:viewBox="0 0 3301 10651">
          <text:p/>
        </draw:connector>
        <draw:custom-shape draw:style-name="gr13" draw:text-style-name="P1" xml:id="id32" draw:id="id32" draw:layer="layout" svg:width="3cm" svg:height="1.5cm" svg:x="28.1cm" svg:y="14.75cm">
          <text:p text:style-name="P1">level_*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8.1cm" svg:y1="15.5cm" svg:x2="26.7cm" svg:y2="15.5cm" draw:start-shape="id32" draw:start-glue-point="3" draw:end-shape="id31" draw:end-glue-point="1" svg:d="M28100 15500h-1400" svg:viewBox="0 0 1401 1">
          <text:p/>
        </draw:connector>
        <draw:custom-shape draw:style-name="gr16" draw:text-style-name="P1" xml:id="id33" draw:id="id33" draw:layer="layout" svg:width="4.1cm" svg:height="1.5cm" svg:x="32.9cm" svg:y="16.45cm">
          <text:p text:style-name="P1">GameWorld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17.2cm" svg:x2="31.1cm" svg:y2="15.5cm" draw:start-shape="id33" draw:start-glue-point="3" draw:end-shape="id32" draw:end-glue-point="1" svg:d="M32900 17200h-900v-1700h-900" svg:viewBox="0 0 1801 1701">
          <text:p/>
        </draw:connector>
        <draw:custom-shape draw:style-name="gr16" draw:text-style-name="P1" xml:id="id34" draw:id="id34" draw:layer="layout" svg:width="4.1cm" svg:height="1.5cm" svg:x="32.9cm" svg:y="18.95cm">
          <text:p text:style-name="P1">Uni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19.7cm" svg:x2="31.1cm" svg:y2="15.5cm" draw:start-shape="id34" draw:start-glue-point="3" draw:end-shape="id32" draw:end-glue-point="1" svg:d="M32900 19700h-900v-4200h-900" svg:viewBox="0 0 1801 4201">
          <text:p/>
        </draw:connector>
        <draw:custom-shape draw:style-name="gr16" draw:text-style-name="P1" xml:id="id35" draw:id="id35" draw:layer="layout" svg:width="4.1cm" svg:height="1.5cm" svg:x="32.9cm" svg:y="21.65cm">
          <text:p text:style-name="P1">MiddleLay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22.4cm" svg:x2="31.1cm" svg:y2="15.5cm" draw:start-shape="id35" draw:start-glue-point="3" draw:end-shape="id32" draw:end-glue-point="1" svg:d="M32900 22400h-900v-6900h-900" svg:viewBox="0 0 1801 6901">
          <text:p/>
        </draw:connector>
        <draw:custom-shape draw:style-name="gr23" draw:text-style-name="P1" xml:id="id36" draw:id="id36" draw:layer="layout" svg:width="3.2cm" svg:height="1.5cm" svg:x="38.6cm" svg:y="23.35cm">
          <text:p text:style-name="P1">HealB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8.6cm" svg:y1="24.1cm" svg:x2="37cm" svg:y2="22.4cm" draw:start-shape="id36" draw:start-glue-point="3" draw:end-shape="id35" draw:end-glue-point="1" svg:d="M38600 24100h-800v-1700h-800" svg:viewBox="0 0 1601 1701">
          <text:p/>
        </draw:connector>
        <draw:custom-shape draw:style-name="gr24" draw:text-style-name="P1" xml:id="id37" draw:id="id37" draw:layer="layout" svg:width="3.3cm" svg:height="1.5cm" svg:x="38.6cm" svg:y="25.8cm">
          <text:p text:style-name="P1">HealTex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8.6cm" svg:y1="26.55cm" svg:x2="37cm" svg:y2="22.4cm" draw:start-shape="id37" draw:start-glue-point="3" draw:end-shape="id35" draw:end-glue-point="1" svg:d="M38600 26550h-800v-4150h-800" svg:viewBox="0 0 1601 4151">
          <text:p/>
        </draw:connector>
        <draw:custom-shape draw:style-name="gr16" draw:text-style-name="P1" xml:id="id38" draw:id="id38" draw:layer="layout" svg:width="4.1cm" svg:height="1.5cm" svg:x="38.5cm" svg:y="18.95cm">
          <text:p text:style-name="P1">Un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38.5cm" svg:y1="19.7cm" svg:x2="37cm" svg:y2="19.7cm" draw:start-shape="id38" draw:start-glue-point="3" draw:end-shape="id34" draw:end-glue-point="1" svg:d="M38500 19700h-1500" svg:viewBox="0 0 1501 1">
          <text:p/>
        </draw:connector>
        <draw:custom-shape draw:style-name="gr17" draw:text-style-name="P1" xml:id="id40" draw:id="id40" draw:layer="layout" svg:width="3.9cm" svg:height="1.5cm" svg:x="23.7cm" svg:y="28.6cm">
          <text:p text:style-name="P1">GamePages</text:p>
          <draw:enhanced-geometry svg:viewBox="0 0 21600 21600" draw:type="rectangle" draw:enhanced-path="M 0 0 L 21600 0 21600 21600 0 21600 0 0 Z N"/>
        </draw:custom-shape>
        <draw:custom-shape draw:style-name="gr25" draw:text-style-name="P1" xml:id="id39" draw:id="id39" draw:layer="layout" svg:width="3.7cm" svg:height="1.5cm" svg:x="29.2cm" svg:y="28.6cm">
          <text:p text:style-name="P1">Game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9.2cm" svg:y1="29.35cm" svg:x2="27.6cm" svg:y2="29.35cm" draw:start-shape="id39" draw:start-glue-point="3" draw:end-shape="id40" draw:end-glue-point="1" svg:d="M29200 29350h-1600" svg:viewBox="0 0 1601 1">
          <text:p/>
        </draw:connector>
        <draw:custom-shape draw:style-name="gr16" draw:text-style-name="P1" xml:id="id41" draw:id="id41" draw:layer="layout" svg:width="4.1cm" svg:height="1.5cm" svg:x="34.5cm" svg:y="30.3cm">
          <text:p text:style-name="P1">GameWidge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4.5cm" svg:y1="31.05cm" svg:x2="32.9cm" svg:y2="29.35cm" draw:start-shape="id41" draw:start-glue-point="3" draw:end-shape="id39" draw:end-glue-point="1" svg:d="M34500 31050h-800v-1700h-800" svg:viewBox="0 0 1601 1701">
          <text:p/>
        </draw:connector>
        <draw:custom-shape draw:style-name="gr16" draw:text-style-name="P1" xml:id="id42" draw:id="id42" draw:layer="layout" svg:width="4.1cm" svg:height="1.5cm" svg:x="34.5cm" svg:y="32.9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4.5cm" svg:y1="33.65cm" svg:x2="32.9cm" svg:y2="29.35cm" draw:start-shape="id42" draw:start-glue-point="3" draw:end-shape="id39" draw:end-glue-point="1" svg:d="M34500 33650h-800v-4300h-800" svg:viewBox="0 0 1601 4301">
          <text:p/>
        </draw:connector>
        <draw:connector draw:style-name="gr9" draw:text-style-name="P2" draw:layer="layout" svg:x1="23.7cm" svg:y1="29.35cm" svg:x2="20.4cm" svg:y2="4.85cm" draw:start-shape="id40" draw:start-glue-point="3" draw:end-shape="id29" draw:end-glue-point="1" svg:d="M23700 29350h-1650v-24500h-1650" svg:viewBox="0 0 3301 24501">
          <text:p/>
        </draw:connector>
        <draw:custom-shape draw:style-name="gr15" draw:text-style-name="P1" xml:id="id43" draw:id="id43" draw:layer="layout" svg:width="6.1cm" svg:height="1.5cm" svg:x="23.7cm" svg:y="6.2cm">
          <text:p text:style-name="P1">GameControll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6.95cm" svg:x2="20.4cm" svg:y2="4.85cm" draw:start-shape="id43" draw:start-glue-point="3" draw:end-shape="id29" draw:end-glue-point="1" svg:d="M23700 6950h-1650v-2100h-1650" svg:viewBox="0 0 3301 2101">
          <text:p/>
        </draw:connector>
        <draw:custom-shape draw:style-name="gr18" draw:text-style-name="P1" draw:layer="layout" svg:width="21.9cm" svg:height="4.5cm" svg:x="35cm" svg:y="4.9cm">
          <text:p text:style-name="P1">GameView и его дочерние элементы создаются один раз в начале игры.</text:p>
          <text:p text:style-name="P1">Далее используются до завершения игры.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8.7cm" svg:height="4.3cm" svg:x="39.6cm" svg:y="13cm">
          <text:p text:style-name="P1">Levels создается один раз в начале игры.</text:p>
          <text:p text:style-name="P1">Каждый объект level_* <text:s/>создается по мере необходимости.</text:p>
          <text:p text:style-name="P1">Каждый объект level_* уничтожается по завершению уровня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3.2cm" svg:height="3.2cm" svg:x="34.8cm" svg:y="35.3cm">
          <text:p text:style-name="P1">MenuPages и его дочерние элементы создается один раз в начале игры.</text:p>
          <text:p text:style-name="P1">Обновление данных на страницах должно происходить через модель.</text:p>
          <draw:enhanced-geometry svg:viewBox="0 0 21600 21600" draw:type="rectangle" draw:enhanced-path="M 0 0 L 21600 0 21600 21600 0 21600 0 0 Z N"/>
        </draw:custom-shape>
        <draw:custom-shape draw:style-name="gr14" draw:text-style-name="P1" xml:id="id44" draw:id="id44" draw:layer="layout" svg:width="3.5cm" svg:height="1.5cm" svg:x="10.5cm" svg:y="4.1cm">
          <text:p text:style-name="P1">GameView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5cm" svg:y1="4.85cm" svg:x2="9.4cm" svg:y2="4.85cm" draw:start-shape="id44" draw:start-glue-point="3" draw:end-shape="id45" draw:end-glue-point="1" svg:d="M10500 4850h-1100" svg:viewBox="0 0 1101 1">
          <text:p/>
        </draw:connector>
        <draw:connector draw:style-name="gr9" draw:text-style-name="P2" draw:layer="layout" draw:type="line" svg:x1="15.4cm" svg:y1="4.85cm" svg:x2="14cm" svg:y2="4.85cm" draw:start-shape="id29" draw:start-glue-point="3" draw:end-shape="id44" draw:end-glue-point="1" svg:d="M15400 4850h-1400" svg:viewBox="0 0 1401 1">
          <text:p/>
        </draw:connector>
        <draw:connector draw:style-name="gr9" draw:text-style-name="P2" draw:layer="layout" draw:type="line" svg:x1="6.4cm" svg:y1="4.85cm" svg:x2="5cm" svg:y2="4.95cm" draw:start-shape="id45" draw:start-glue-point="3" draw:end-shape="id46" draw:end-glue-point="1" svg:d="M6400 4850l-1400 100" svg:viewBox="0 0 1401 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08:03:55.389440268</meta:creation-date>
    <dc:date>2018-09-27T01:32:06.766529921</dc:date>
    <meta:editing-duration>PT22H19M29S</meta:editing-duration>
    <meta:editing-cycles>8</meta:editing-cycles>
    <meta:generator>LibreOffice/6.0.6.2$Linux_X86_64 LibreOffice_project/00m0$Build-2</meta:generator>
    <meta:document-statistic meta:object-count="98"/>
  </office:meta>
</office:document-meta>
</file>